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8.89mm"/>
    </style:style>
    <style:style style:name="co5" style:family="table-column">
      <style:table-column-properties fo:break-before="auto" style:column-width="15.26mm"/>
    </style:style>
    <style:style style:name="co6" style:family="table-column">
      <style:table-column-properties fo:break-before="auto" style:column-width="19.12mm"/>
    </style:style>
    <style:style style:name="co7" style:family="table-column">
      <style:table-column-properties fo:break-before="auto" style:column-width="24.09mm"/>
    </style:style>
    <style:style style:name="co8" style:family="table-column">
      <style:table-column-properties fo:break-before="auto" style:column-width="31.24mm"/>
    </style:style>
    <style:style style:name="co9" style:family="table-column">
      <style:table-column-properties fo:break-before="auto" style:column-width="37.87mm"/>
    </style:style>
    <style:style style:name="co10" style:family="table-column">
      <style:table-column-properties fo:break-before="auto" style:column-width="28.47mm"/>
    </style:style>
    <style:style style:name="co11" style:family="table-column">
      <style:table-column-properties fo:break-before="auto" style:column-width="51.96mm"/>
    </style:style>
    <style:style style:name="co12" style:family="table-column">
      <style:table-column-properties fo:break-before="auto" style:column-width="52.25mm"/>
    </style:style>
    <style:style style:name="co13" style:family="table-column">
      <style:table-column-properties fo:break-before="auto" style:column-width="316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eroresource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EVASION</text:p>
          </table:table-cell>
          <table:table-cell office:value-type="string" calcext:value-type="string">
            <text:p>HP_WEIGHT</text:p>
          </table:table-cell>
          <table:table-cell office:value-type="string" calcext:value-type="string">
            <text:p>COSTS_WEIGHT</text:p>
          </table:table-cell>
          <table:table-cell office:value-type="string" calcext:value-type="string">
            <text:p>EVASION_WEIGHT</text:p>
          </table:table-cell>
          <table:table-cell office:value-type="string" calcext:value-type="string">
            <text:p>CRIT_CHANCE</text:p>
          </table:table-cell>
          <table:table-cell office:value-type="string" calcext:value-type="string">
            <text:p>CRIT_MULTIPLIER</text:p>
          </table:table-cell>
          <table:table-cell office:value-type="string" calcext:value-type="string">
            <text:p>RESTRICTED_BIO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Waldläufer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1000" calcext:value-type="float">
            <text:p>1000</text:p>
          </table:table-cell>
          <table:table-cell office:value-type="float" office:value="970" calcext:value-type="float">
            <text:p>97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Gezielter Treffer - Ein Wurf in die Bonuszahl fügt zusätzliche 7 Schaden zu. PASSIV: +2% Gewandtheit in Wälder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Kleriker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1500" calcext:value-type="float">
            <text:p>1500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2.25</text:p>
          </table:table-cell>
          <table:table-cell/>
          <table:table-cell office:value-type="string" calcext:value-type="string">
            <text:p>Gesegnete Faust - Treffer in die Bonuszahl heilen 2 / 4 / 6 Lebenspunkte, Würfe in die Bonuszahl - / + 2 fügen 3 puren Schaden z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Barbar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1100" calcext:value-type="float">
            <text:p>1100</text:p>
          </table:table-cell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93" calcext:value-type="float">
            <text:p>99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lutrausch - Ein Gesamtscore über 64 fügt zusätzlich 20 puren Schaden zu und erhöht die Krit-Chance vorübergehend um 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chwertmeister</text:p>
          </table:table-cell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1100" calcext:value-type="float">
            <text:p>1100</text:p>
          </table:table-cell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Akimbo - die 1 und 5 fügen mindestens 7 Schaden z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Freischärler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960" calcext:value-type="float">
            <text:p>960</text:p>
          </table:table-cell>
          <table:table-cell office:value-type="float" office:value="955" calcext:value-type="float">
            <text:p>9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5</text:p>
          </table:table-cell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Bezahltes Schwert - Ein Wurf in die Bonuszahl fügt 30 / 55 / 80 Schaden zu, kostet allerdings 9$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Kreuzritter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70" calcext:value-type="float">
            <text:p>97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Göttliche Fügung - Durch einen Wurf in die Bonuszahl wird die Krit-Chance 0,5% und der Krit-Multiplikator um 0.25 erhöht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Legionär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1100" calcext:value-type="float">
            <text:p>1100</text:p>
          </table:table-cell>
          <table:table-cell office:value-type="float" office:value="970" calcext:value-type="float">
            <text:p>97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1.4</text:p>
          </table:table-cell>
          <table:table-cell/>
          <table:table-cell office:value-type="string" calcext:value-type="string">
            <text:p>Disziplin &amp; Formation - Treffer in die Bonuszahl fügen zusätzlich 3 Schaden zu und schwächen den nächsten Gegenangriff um 2. PASSIV: Nach jedem Kampf muss der Soldat einen Sold bezahl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Kneipenschläger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Fokus - Nach einem Treffer in die Bonuszahl nimmt der Held 15% weniger Schad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Bestienmeister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175" calcext:value-type="float">
            <text:p>117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erwartete Unterstützung - Falls der Gesamtscore unter 27 ist, fügt der Held zusätzlich 15 puren Schaden z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usketier</text:p>
          </table:table-cell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 office:value-type="float" office:value="1475" calcext:value-type="float">
            <text:p>1475</text:p>
          </table:table-cell>
          <table:table-cell office:value-type="float" office:value="960" calcext:value-type="float">
            <text:p>9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1.75</text:p>
          </table:table-cell>
          <table:table-cell/>
          <table:table-cell office:value-type="string" calcext:value-type="string">
            <text:p>Bullseye! - Zu Treffern ins Bulls wird ein roher Bonusscore von 10 angerechne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Trapper</text:p>
          </table:table-cell>
          <table:table-cell office:value-type="float" office:value="5" calcext:value-type="float">
            <text:p>5</text:p>
          </table:table-cell>
          <table:table-cell office:value-type="float" office:value="540" calcext:value-type="float">
            <text:p>540</text:p>
          </table:table-cell>
          <table:table-cell office:value-type="float" office:value="1525" calcext:value-type="float">
            <text:p>1525</text:p>
          </table:table-cell>
          <table:table-cell office:value-type="float" office:value="955" calcext:value-type="float">
            <text:p>9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Falle &amp; Harpune - Doubles der Bonuszahl lähmen das Ungeheuer und fügen zusätzlichen Schaden z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Kriegsmönch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1450" calcext:value-type="float">
            <text:p>1450</text:p>
          </table:table-cell>
          <table:table-cell office:value-type="float" office:value="960" calcext:value-type="float">
            <text:p>9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1.7</text:p>
          </table:table-cell>
          <table:table-cell/>
          <table:table-cell office:value-type="string" calcext:value-type="string">
            <text:p>Jiujitsu - Ein Treffer in die Bonuszahl spiegelt den folgenden Angriff des Monsters zurück als puren Schade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Korsar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970" calcext:value-type="float">
            <text:p>97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1.75</text:p>
          </table:table-cell>
          <table:table-cell/>
          <table:table-cell office:value-type="string" calcext:value-type="string">
            <text:p>Brand- / Rauchbombe - Ein Treffer in die einfache Bonuszahl fügt zusätzlichen Schaden zu, Double und Treble senken stattdessen die Genauigkeit des Monster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onsterjäger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schultes Auge - Treffer ins Treblefeld der Bonuszahl haben +35% Chance zu kritt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länkler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1375" calcext:value-type="float">
            <text:p>1375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Plänkeln - Ein Wurf in die Bonuszahl erhöht die Gewandheit des Helden um 1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aladin</text:p>
          </table:table-cell>
          <table:table-cell office:value-type="float" office:value="4" calcext:value-type="float">
            <text:p>4</text:p>
          </table:table-cell>
          <table:table-cell office:value-type="float" office:value="520" calcext:value-type="float">
            <text:p>520</text:p>
          </table:table-cell>
          <table:table-cell office:value-type="float" office:value="2800" calcext:value-type="float">
            <text:p>2800</text:p>
          </table:table-cell>
          <table:table-cell office:value-type="float" office:value="970" calcext:value-type="float">
            <text:p>97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75" calcext:value-type="float">
            <text:p>9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segnete Aura - Der Held wird um ein 20tel des Schadens geheilt. PASSIV: Der Krit-Multiplikator der Gegner ist um 1 verminder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öldner</text:p>
          </table:table-cell>
          <table:table-cell office:value-type="float" office:value="4" calcext:value-type="float">
            <text:p>4</text:p>
          </table:table-cell>
          <table:table-cell office:value-type="float" office:value="550" calcext:value-type="float">
            <text:p>550</text:p>
          </table:table-cell>
          <table:table-cell office:value-type="float" office:value="2500" calcext:value-type="float">
            <text:p>2500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1.7</text:p>
          </table:table-cell>
          <table:table-cell/>
          <table:table-cell office:value-type="string" calcext:value-type="string">
            <text:p>Gekaufte Loyalität - Ein Treffer in die Bonuszahl fügt zusätzlich ein 250stel der Kosten des Heldes and Bonusscore z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Dieb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Flinke Hand - Treffer in die Bonuszahl erhöhen die Belohnung um 4$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Attentäter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1.3</text:p>
          </table:table-cell>
          <table:table-cell/>
          <table:table-cell office:value-type="string" calcext:value-type="string">
            <text:p>Verdeckte Klinge - Bei Treffern in die einfache Bonuszahl wird die Rüstung des Monsters umgang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Zwergenfreund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1150" calcext:value-type="float">
            <text:p>1150</text:p>
          </table:table-cell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1.8</text:p>
          </table:table-cell>
          <table:table-cell/>
          <table:table-cell office:value-type="string" calcext:value-type="string">
            <text:p>Geschmiedete Klingen - Treffer in die Bonuszahl senken die Rüstung des Monsters um 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Halbling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900" calcext:value-type="float">
            <text:p>900</text:p>
          </table:table-cell>
          <table:table-cell office:value-type="float" office:value="840" calcext:value-type="float">
            <text:p>84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1.45</text:p>
          </table:table-cell>
          <table:table-cell/>
          <table:table-cell office:value-type="string" calcext:value-type="string">
            <text:p>Natürliche Tarnung - Ein Treffer in die Bonuszahl erhöht die Gewandtheit um ein Sechstel und senkt die Krit-Chance des Gegners dauerhaft um ein Fünft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erserker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1050" calcext:value-type="float">
            <text:p>1050</text:p>
          </table:table-cell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Auge um Auge - Treffer in die Bonuszahl haben zusätzlichen reinen Bonusscore, der mit weniger Lebenspunkten auf bis zu 8 steig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Scharfschütze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Zielfernrohr - Würfe ins Bulls oder in die Bonuszahl treffen (fast) imme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Plünderer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float" office:value="1550" calcext:value-type="float">
            <text:p>1550</text:p>
          </table:table-cell>
          <table:table-cell office:value-type="float" office:value="960" calcext:value-type="float">
            <text:p>9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2.3</text:p>
          </table:table-cell>
          <table:table-cell/>
          <table:table-cell office:value-type="string" calcext:value-type="string">
            <text:p>Durchsuchen und Verwerten  - Ein Checkout mit dem Bonuszahl-Single, -Double oder -Treble bringt zusätzliche 7%, 14% oder 25% Kopfgeld des Monster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Schurke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925" calcext:value-type="float">
            <text:p>9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Schurke Te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Guerilla</text:p>
          </table:table-cell>
          <table:table-cell office:value-type="float" office:value="5" calcext:value-type="float">
            <text:p>5</text:p>
          </table:table-cell>
          <table:table-cell office:value-type="float" office:value="475" calcext:value-type="float">
            <text:p>475</text:p>
          </table:table-cell>
          <table:table-cell office:value-type="float" office:value="1375" calcext:value-type="float">
            <text:p>1375</text:p>
          </table:table-cell>
          <table:table-cell office:value-type="float" office:value="970" calcext:value-type="float">
            <text:p>97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35" calcext:value-type="float">
            <text:p>9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Überraschungsangriff - Falls die ersten drei Darts höher als 94 punkten, fügt der Angriff das 2.5-fache an Schaden z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Flagellant</text:p>
          </table:table-cell>
          <table:table-cell office:value-type="float" office:value="3" calcext:value-type="float">
            <text:p>3</text:p>
          </table:table-cell>
          <table:table-cell office:value-type="float" office:value="385" calcext:value-type="float">
            <text:p>385</text:p>
          </table:table-cell>
          <table:table-cell office:value-type="float" office:value="1125" calcext:value-type="float">
            <text:p>1125</text:p>
          </table:table-cell>
          <table:table-cell office:value-type="float" office:value="965" calcext:value-type="float">
            <text:p>9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1.75</text:p>
          </table:table-cell>
          <table:table-cell/>
          <table:table-cell office:value-type="string" calcext:value-type="string">
            <text:p>Eifer - Ein Wurf in die Bonuszahl fügt diesen Wert plus 2 dem Helden zu und erhält 17 Bonusscor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Henker</text:p>
          </table:table-cell>
          <table:table-cell office:value-type="float" office:value="3" calcext:value-type="float">
            <text:p>3</text:p>
          </table:table-cell>
          <table:table-cell office:value-type="float" office:value="490" calcext:value-type="float">
            <text:p>490</text:p>
          </table:table-cell>
          <table:table-cell office:value-type="float" office:value="1600" calcext:value-type="float">
            <text:p>1600</text:p>
          </table:table-cell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1.7</text:p>
          </table:table-cell>
          <table:table-cell/>
          <table:table-cell office:value-type="string" calcext:value-type="string">
            <text:p>Vollstrecker - Treffer in die Bonuszahl fügen zusätzlichen Schaden zu, der umso höher ausfällt, je schwächer der Feind i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Gladiator</text:p>
          </table:table-cell>
          <table:table-cell office:value-type="float" office:value="3" calcext:value-type="float">
            <text:p>3</text:p>
          </table:table-cell>
          <table:table-cell office:value-type="float" office:value="520" calcext:value-type="float">
            <text:p>520</text:p>
          </table:table-cell>
          <table:table-cell office:value-type="float" office:value="1400" calcext:value-type="float">
            <text:p>1400</text:p>
          </table:table-cell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nte - Bei einem Fehlwurf erhält der Held zusätzliche 15% Chance einem Angriff auszuweiche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Ketzer</text:p>
          </table:table-cell>
          <table:table-cell office:value-type="float" office:value="5" calcext:value-type="float">
            <text:p>5</text:p>
          </table:table-cell>
          <table:table-cell office:value-type="float" office:value="435" calcext:value-type="float">
            <text:p>435</text:p>
          </table:table-cell>
          <table:table-cell office:value-type="float" office:value="1350" calcext:value-type="float">
            <text:p>1350</text:p>
          </table:table-cell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1.75</text:p>
          </table:table-cell>
          <table:table-cell/>
          <table:table-cell office:value-type="string" calcext:value-type="string">
            <text:p>Fluch - Ein Score von 66 verstärkt alle folgenden Angriffe um 2, ein Vielfaches der 13 verstärkt allen Schaden um 5%. PASSIV: Der Held verliert am Ende jedes Kampfes 5 Lebenspunkt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Magus</text:p>
          </table:table-cell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office:value-type="float" office:value="1500" calcext:value-type="float">
            <text:p>1500</text:p>
          </table:table-cell>
          <table:table-cell office:value-type="float" office:value="960" calcext:value-type="float">
            <text:p>9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Bannen - Treble der Bonuszahl fügen puren Schaden zu, Doubles der Bonuszahl heilen 6 H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Samurai</text:p>
          </table:table-cell>
          <table:table-cell office:value-type="float" office:value="5" calcext:value-type="float">
            <text:p>5</text:p>
          </table:table-cell>
          <table:table-cell office:value-type="float" office:value="525" calcext:value-type="float">
            <text:p>525</text:p>
          </table:table-cell>
          <table:table-cell office:value-type="float" office:value="1800" calcext:value-type="float">
            <text:p>1800</text:p>
          </table:table-cell>
          <table:table-cell office:value-type="float" office:value="960" calcext:value-type="float">
            <text:p>9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1.75</text:p>
          </table:table-cell>
          <table:table-cell/>
          <table:table-cell office:value-type="string" calcext:value-type="string">
            <text:p>Bushido - Solange mindestens ein Pfeil im Outer-Single der Bonuszahl landet, weicht der Held tödlichen Treffern au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Gestaltwandler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900" calcext:value-type="float">
            <text:p>1900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Dunkles Serum - Ein Treffer ins Bullseye erhöht vorübergehend die HP um 100, die Gewandtheit und die Krit-Chance um 5% und den Krit-Multiplikator auf 2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Okkultist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hwarze Magie - Outer Singles heilen ihren Wert und andere Felder schaden dem Helde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Kopfgeldjäger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2500" calcext:value-type="float">
            <text:p>2500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rufsehre - Der Bonusscore bei einem Treffer in die Bonuszahl steigt mit der möglichen Belohnu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.00.0000</text:date>, <text:time style:data-style-name="N2" text:time-value="14:28:44.36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dc:date>2017-02-06T15:26:15.779000000</dc:date>
    <meta:editing-duration>PT58M59S</meta:editing-duration>
    <meta:editing-cycles>5</meta:editing-cycles>
    <meta:document-statistic meta:table-count="1" meta:cell-count="469" meta:object-count="0"/>
  </office:meta>
</office:document-meta>
</file>